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l" fo:country="GR" officeooo:rsid="00202fc5" officeooo:paragraph-rsid="00202fc5" style:font-size-asian="12.3000001907349pt" style:font-size-complex="14pt"/>
    </style:style>
    <style:style style:name="P2" style:family="paragraph" style:parent-style-name="Standard">
      <style:paragraph-properties fo:text-align="start" style:justify-single-word="false"/>
      <style:text-properties fo:font-size="14pt" fo:language="el" fo:country="GR" officeooo:rsid="00202fc5" officeooo:paragraph-rsid="00202fc5" style:font-size-asian="12.3000001907349pt" style:font-size-complex="14pt"/>
    </style:style>
    <style:style style:name="P3" style:family="paragraph" style:parent-style-name="Standard">
      <style:paragraph-properties fo:text-align="start" style:justify-single-word="false"/>
      <style:text-properties fo:font-size="14pt" fo:language="el" fo:country="GR" fo:font-style="italic" style:text-underline-style="none" officeooo:rsid="00202fc5" officeooo:paragraph-rsid="00202fc5" style:font-size-asian="12.3000001907349pt" style:font-style-asian="italic" style:font-size-complex="14pt" style:font-style-complex="italic"/>
    </style:style>
    <style:style style:name="P4" style:family="paragraph" style:parent-style-name="Standard">
      <style:paragraph-properties fo:text-align="start" style:justify-single-word="false"/>
      <style:text-properties fo:font-size="14pt" fo:language="el" fo:country="GR" fo:font-style="normal" style:text-underline-style="none" officeooo:rsid="00202fc5" officeooo:paragraph-rsid="00202fc5" style:font-size-asian="12.3000001907349pt" style:font-style-asian="normal" style:font-size-complex="14pt" style:font-style-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Δομές Δεδομένων και Αλγορίθμων</text:span> </text:p>
      <text:p text:style-name="P2">Φοιτητής: Μπίτσης Γεώργιος </text:p>
      <text:p text:style-name="P2">ΑΜ: 2021030043</text:p>
      <text:p text:style-name="P2"/>
      <text:p text:style-name="P3">Μορφές καμπυλών στα αποτελέσματα</text:p>
      <text:p text:style-name="P4"/>
      <text:p text:style-name="P4">Για τον τρόπο Α παρατηρείται πως τα γραφήματα που έχουν στον άξονα y τον αριθμό προσβάσεων δίσκου ή το χρόνο, και στον x τον αριθμό των DataClass στιγμιοτύπων (Ν στα γραφήματα), οι καμπύλες τους είναι γραμμικές, προσεγγίζουν ευθεία γραμμή.</text:p>
      <text:p text:style-name="P4">Αυτό συμβαίνει διότι η πολυπλοκότητα του αλγορίθμου της αναζήτησης που χρησιμοποιούμε για την αναζήτηση κλειδιών είναι O(N). Δηλαδή στην χειρότερη περίπτωση διατρέχει από όλα τα στιγμιότυπα όπου συνολικός αριθμός των στιγμιοτύπων είναι Ν. Οι μορφές είναι ίδιες τόσο ανά χρόνο όσο και στον αριθμό προσβάσεων δίσκου διότι όσες προσβάσεις κάνουμε την αντίστοιχη </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01:49:05.948236778</meta:creation-date>
    <dc:date>2023-03-29T08:24:07.468846268</dc:date>
    <meta:editing-duration>PT16M3S</meta:editing-duration>
    <meta:editing-cycles>3</meta:editing-cycles>
    <meta:generator>LibreOffice/7.4.4.2$Linux_X86_64 LibreOffice_project/40$Build-2</meta:generator>
    <meta:document-statistic meta:table-count="0" meta:image-count="0" meta:object-count="0" meta:page-count="1" meta:paragraph-count="6" meta:word-count="104" meta:character-count="702" meta:non-whitespace-character-count="601"/>
  </office:meta>
</office:document-meta>
</file>